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17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800000"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order-bottom="0.06pt solid #000000" fo:background-color="#0000cc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990000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0000cc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3399ff"/>
    </style:style>
    <style:style style:name="ce10" style:family="table-cell" style:parent-style-name="Default">
      <style:table-cell-properties fo:background-color="#3399ff"/>
      <style:text-properties style:text-underline-style="none"/>
    </style:style>
    <style:style style:name="ce11" style:family="table-cell" style:parent-style-name="Default">
      <style:table-cell-properties fo:border-bottom="0.06pt solid #000000" fo:background-color="#990000" fo:border-left="none" fo:border-right="none" fo:border-top="0.06pt solid #000000"/>
    </style:style>
    <style:style style:name="ce12" style:family="table-cell" style:parent-style-name="Default" style:data-style-name="N1">
      <style:table-cell-properties fo:background-color="#ff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0000cc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ext-properties fo:color="#800000"/>
    </style:style>
    <style:style style:name="ce15" style:family="table-cell" style:parent-style-name="Default">
      <style:table-cell-properties fo:background-color="#cccccc"/>
      <style:text-properties style:font-name="Liberation Mono"/>
    </style:style>
    <style:style style:name="ce16" style:family="table-cell" style:parent-style-name="Default">
      <style:table-cell-properties fo:border-bottom="0.06pt solid #000000" fo:background-color="#990000" fo:border-left="none" fo:border-right="0.06pt solid #000000" fo:border-top="0.06pt solid #000000"/>
    </style:style>
    <style:style style:name="ce17" style:family="table-cell" style:parent-style-name="Default">
      <style:table-cell-properties fo:border-bottom="0.06pt solid #000000" fo:background-color="#990000" fo:border-left="none" fo:border-right="0.06pt solid #000000" fo:border-top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#ff3333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990000" fo:border-left="none" fo:border-right="0.06pt solid #000000" fo:border-top="0.06pt solid #000000"/>
      <style:text-properties style:text-underline-style="non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94.03mm" svg:height="130.87mm" svg:x="395.42mm" svg:y="165.84mm">
            <loext:p draw:notify-on-update-of-ranges="Hoja1.B39:Hoja1.D39 Hoja1.A45:Hoja1.A45 Hoja1.B45:Hoja1.D45 Hoja1.A44:Hoja1.A44 Hoja1.B44:Hoja1.D44 Hoja1.A43:Hoja1.A43 Hoja1.B43:Hoja1.D43 Hoja1.A42:Hoja1.A42 Hoja1.B42:Hoja1.D42 Hoja1.A41:Hoja1.A41 Hoja1.B41:Hoja1.D41 Hoja1.A40:Hoja1.A40 Hoja1.B40:Hoja1.D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1.03mm" svg:height="128.89mm" svg:x="140.66mm" svg:y="169.54mm">
            <loext:p draw:notify-on-update-of-ranges="Hoja1.B39:Hoja1.D39 Hoja1.A45:Hoja1.A45 Hoja1.B45:Hoja1.D45 Hoja1.A44:Hoja1.A44 Hoja1.B44:Hoja1.D44 Hoja1.A43:Hoja1.A43 Hoja1.B43:Hoja1.D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10"/>
        <table:table-column table:style-name="co3" table:number-columns-repeated="2" table:default-cell-style-name="ce10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>
            <text:p>/proc/cpuinfo</text:p>
          </table:table-cell>
          <table:table-cell table:style-name="Default" table:number-columns-repeated="2"/>
          <table:table-cell table:style-name="ce14" office:value-type="string" calcext:value-type="string">
            <text:p>Intel(R) Pentium(R) CPU 2020M @ 2.40GHz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14" office:value-type="string" calcext:value-type="string">
            <text:p>cache size: 2048 KB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POPCOUNT:</text:p>
          </table:table-cell>
          <table:table-cell table:style-name="ce3" table:number-columns-repeated="2"/>
          <table:table-cell table:style-name="ce15" office:value-type="string" calcext:value-type="string">
            <text:p>gcc -m32 -O&lt;n&gt; -Wall popcount.c -o popcount</text:p>
          </table:table-cell>
          <table:table-cell table:style-name="ce3" table:number-columns-repeated="9"/>
        </table:table-row>
        <table:table-row table:style-name="ro1">
          <table:table-cell table:style-name="ce3" table:number-columns-repeated="3"/>
          <table:table-cell table:style-name="ce15" office:value-type="string" calcext:value-type="string">
            <text:p>for((i=0;i&lt;11;i++)); do echo $i ; ./popcount ; done | pr -11 -l 20 -w 100</text:p>
          </table:table-cell>
          <table:table-cell table:style-name="ce3" table:number-columns-repeated="9"/>
        </table:table-row>
        <table:table-row table:style-name="ro1">
          <table:table-cell table:style-name="ce3" table:number-columns-repeated="13"/>
        </table:table-row>
        <table:table-row table:style-name="ro1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4" office:value-type="string" calcext:value-type="string">
            <text:p>Optimización con -O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>
            <text:p>popcount1 (lenguaje C – for)</text:p>
          </table:table-cell>
          <table:table-cell table:style-name="ce9" office:value-type="float" office:value="134526" calcext:value-type="float">
            <text:p>134526</text:p>
          </table:table-cell>
          <table:table-cell table:style-name="ce9" office:value-type="float" office:value="102265" calcext:value-type="float">
            <text:p>102265</text:p>
          </table:table-cell>
          <table:table-cell table:style-name="ce9" office:value-type="float" office:value="134611" calcext:value-type="float">
            <text:p>134611</text:p>
          </table:table-cell>
          <table:table-cell table:style-name="ce9" office:value-type="float" office:value="132743" calcext:value-type="float">
            <text:p>132743</text:p>
          </table:table-cell>
          <table:table-cell table:style-name="ce9" office:value-type="float" office:value="103006" calcext:value-type="float">
            <text:p>103006</text:p>
          </table:table-cell>
          <table:table-cell table:style-name="ce9" office:value-type="float" office:value="102800" calcext:value-type="float">
            <text:p>102800</text:p>
          </table:table-cell>
          <table:table-cell table:style-name="ce9" office:value-type="float" office:value="133786" calcext:value-type="float">
            <text:p>133786</text:p>
          </table:table-cell>
          <table:table-cell table:style-name="ce9" office:value-type="float" office:value="102241" calcext:value-type="float">
            <text:p>102241</text:p>
          </table:table-cell>
          <table:table-cell table:style-name="ce9" office:value-type="float" office:value="135439" calcext:value-type="float">
            <text:p>135439</text:p>
          </table:table-cell>
          <table:table-cell table:style-name="ce9" office:value-type="float" office:value="103115" calcext:value-type="float">
            <text:p>103115</text:p>
          </table:table-cell>
          <table:table-cell table:style-name="ce9" office:value-type="float" office:value="132505" calcext:value-type="float">
            <text:p>132505</text:p>
          </table:table-cell>
          <table:table-cell table:style-name="ce18" table:formula="of:=AVERAGE([.B8:.L8])" office:value-type="float" office:value="119730.636363636" calcext:value-type="float">
            <text:p>119731</text:p>
          </table:table-cell>
        </table:table-row>
        <table:table-row table:style-name="ro1">
          <table:table-cell office:value-type="string" calcext:value-type="string">
            <text:p>popcount2 (lenguaje C – while)</text:p>
          </table:table-cell>
          <table:table-cell office:value-type="float" office:value="58108" calcext:value-type="float">
            <text:p>58108</text:p>
          </table:table-cell>
          <table:table-cell office:value-type="float" office:value="58070" calcext:value-type="float">
            <text:p>58070</text:p>
          </table:table-cell>
          <table:table-cell office:value-type="float" office:value="58068" calcext:value-type="float">
            <text:p>58068</text:p>
          </table:table-cell>
          <table:table-cell table:style-name="ce10" office:value-type="float" office:value="58270" calcext:value-type="float">
            <text:p>58270</text:p>
          </table:table-cell>
          <table:table-cell table:style-name="ce10" office:value-type="float" office:value="58083" calcext:value-type="float">
            <text:p>58083</text:p>
          </table:table-cell>
          <table:table-cell table:style-name="ce10" office:value-type="float" office:value="58012" calcext:value-type="float">
            <text:p>58012</text:p>
          </table:table-cell>
          <table:table-cell table:style-name="ce10" office:value-type="float" office:value="58052" calcext:value-type="float">
            <text:p>58052</text:p>
          </table:table-cell>
          <table:table-cell table:style-name="ce10" office:value-type="float" office:value="57968" calcext:value-type="float">
            <text:p>57968</text:p>
          </table:table-cell>
          <table:table-cell table:style-name="ce10" office:value-type="float" office:value="58029" calcext:value-type="float">
            <text:p>58029</text:p>
          </table:table-cell>
          <table:table-cell table:style-name="ce10" office:value-type="float" office:value="58098" calcext:value-type="float">
            <text:p>58098</text:p>
          </table:table-cell>
          <table:table-cell table:style-name="ce10" office:value-type="float" office:value="57978" calcext:value-type="float">
            <text:p>57978</text:p>
          </table:table-cell>
          <table:table-cell table:style-name="ce18" table:formula="of:=AVERAGE([.B9:.L9])" office:value-type="float" office:value="58066.9090909091" calcext:value-type="float">
            <text:p>58067</text:p>
          </table:table-cell>
        </table:table-row>
        <table:table-row table:style-name="ro1">
          <table:table-cell office:value-type="string" calcext:value-type="string">
            <text:p>popcount3 (ASM– cuerpo while)</text:p>
          </table:table-cell>
          <table:table-cell office:value-type="float" office:value="17140" calcext:value-type="float">
            <text:p>17140</text:p>
          </table:table-cell>
          <table:table-cell office:value-type="float" office:value="17172" calcext:value-type="float">
            <text:p>17172</text:p>
          </table:table-cell>
          <table:table-cell office:value-type="float" office:value="17158" calcext:value-type="float">
            <text:p>17158</text:p>
          </table:table-cell>
          <table:table-cell table:style-name="ce10" office:value-type="float" office:value="17203" calcext:value-type="float">
            <text:p>17203</text:p>
          </table:table-cell>
          <table:table-cell table:style-name="ce10" office:value-type="float" office:value="17162" calcext:value-type="float">
            <text:p>17162</text:p>
          </table:table-cell>
          <table:table-cell table:style-name="ce10" office:value-type="float" office:value="17154" calcext:value-type="float">
            <text:p>17154</text:p>
          </table:table-cell>
          <table:table-cell table:style-name="ce10" office:value-type="float" office:value="17164" calcext:value-type="float">
            <text:p>17164</text:p>
          </table:table-cell>
          <table:table-cell table:style-name="ce10" office:value-type="float" office:value="17151" calcext:value-type="float">
            <text:p>17151</text:p>
          </table:table-cell>
          <table:table-cell table:style-name="ce10" office:value-type="float" office:value="17174" calcext:value-type="float">
            <text:p>17174</text:p>
          </table:table-cell>
          <table:table-cell table:style-name="ce10" office:value-type="float" office:value="17162" calcext:value-type="float">
            <text:p>17162</text:p>
          </table:table-cell>
          <table:table-cell table:style-name="ce10" office:value-type="float" office:value="17142" calcext:value-type="float">
            <text:p>17142</text:p>
          </table:table-cell>
          <table:table-cell table:style-name="ce18" table:formula="of:=AVERAGE([.B10:.L10])" office:value-type="float" office:value="17162" calcext:value-type="float">
            <text:p>17162</text:p>
          </table:table-cell>
        </table:table-row>
        <table:table-row table:style-name="ro1">
          <table:table-cell office:value-type="string" calcext:value-type="string">
            <text:p>popcount4 (l.CS:APP 3,49 – 8b)</text:p>
          </table:table-cell>
          <table:table-cell office:value-type="float" office:value="29254" calcext:value-type="float">
            <text:p>29254</text:p>
          </table:table-cell>
          <table:table-cell office:value-type="float" office:value="29292" calcext:value-type="float">
            <text:p>29292</text:p>
          </table:table-cell>
          <table:table-cell office:value-type="float" office:value="29317" calcext:value-type="float">
            <text:p>29317</text:p>
          </table:table-cell>
          <table:table-cell table:style-name="ce10" office:value-type="float" office:value="29384" calcext:value-type="float">
            <text:p>29384</text:p>
          </table:table-cell>
          <table:table-cell table:style-name="ce10" office:value-type="float" office:value="30427" calcext:value-type="float">
            <text:p>30427</text:p>
          </table:table-cell>
          <table:table-cell table:style-name="ce10" office:value-type="float" office:value="29361" calcext:value-type="float">
            <text:p>29361</text:p>
          </table:table-cell>
          <table:table-cell table:style-name="ce10" office:value-type="float" office:value="29279" calcext:value-type="float">
            <text:p>29279</text:p>
          </table:table-cell>
          <table:table-cell table:style-name="ce10" office:value-type="float" office:value="29271" calcext:value-type="float">
            <text:p>29271</text:p>
          </table:table-cell>
          <table:table-cell table:style-name="ce10" office:value-type="float" office:value="29339" calcext:value-type="float">
            <text:p>29339</text:p>
          </table:table-cell>
          <table:table-cell table:style-name="ce10" office:value-type="float" office:value="29289" calcext:value-type="float">
            <text:p>29289</text:p>
          </table:table-cell>
          <table:table-cell table:style-name="ce10" office:value-type="float" office:value="29291" calcext:value-type="float">
            <text:p>29291</text:p>
          </table:table-cell>
          <table:table-cell table:style-name="ce18" table:formula="of:=AVERAGE([.B11:.L11])" office:value-type="float" office:value="29409.4545454545" calcext:value-type="float">
            <text:p>29409</text:p>
          </table:table-cell>
        </table:table-row>
        <table:table-row table:style-name="ro1">
          <table:table-cell office:value-type="string" calcext:value-type="string">
            <text:p>popcount5 (asm SSE3)</text:p>
          </table:table-cell>
          <table:table-cell office:value-type="float" office:value="1332" calcext:value-type="float">
            <text:p>1332</text:p>
          </table:table-cell>
          <table:table-cell office:value-type="float" office:value="1336" calcext:value-type="float">
            <text:p>1336</text:p>
          </table:table-cell>
          <table:table-cell office:value-type="float" office:value="1311" calcext:value-type="float">
            <text:p>1311</text:p>
          </table:table-cell>
          <table:table-cell table:style-name="ce10" office:value-type="float" office:value="1331" calcext:value-type="float">
            <text:p>1331</text:p>
          </table:table-cell>
          <table:table-cell table:style-name="ce10" office:value-type="float" office:value="1336" calcext:value-type="float">
            <text:p>1336</text:p>
          </table:table-cell>
          <table:table-cell table:style-name="ce10" office:value-type="float" office:value="1326" calcext:value-type="float">
            <text:p>1326</text:p>
          </table:table-cell>
          <table:table-cell table:style-name="ce10" office:value-type="float" office:value="1313" calcext:value-type="float">
            <text:p>1313</text:p>
          </table:table-cell>
          <table:table-cell table:style-name="ce10" office:value-type="float" office:value="1317" calcext:value-type="float">
            <text:p>1317</text:p>
          </table:table-cell>
          <table:table-cell table:style-name="ce10" office:value-type="float" office:value="1339" calcext:value-type="float">
            <text:p>1339</text:p>
          </table:table-cell>
          <table:table-cell table:style-name="ce10" office:value-type="float" office:value="1324" calcext:value-type="float">
            <text:p>1324</text:p>
          </table:table-cell>
          <table:table-cell table:style-name="ce10" office:value-type="float" office:value="1339" calcext:value-type="float">
            <text:p>1339</text:p>
          </table:table-cell>
          <table:table-cell table:style-name="ce18" table:formula="of:=AVERAGE([.B12:.L12])" office:value-type="float" office:value="1327.63636363636" calcext:value-type="float">
            <text:p>1328</text:p>
          </table:table-cell>
        </table:table-row>
        <table:table-row table:style-name="ro1">
          <table:table-cell office:value-type="string" calcext:value-type="string">
            <text:p>popcount6 (asm SSE4 – 32b)</text:p>
          </table:table-cell>
          <table:table-cell office:value-type="float" office:value="3869" calcext:value-type="float">
            <text:p>3869</text:p>
          </table:table-cell>
          <table:table-cell office:value-type="float" office:value="3871" calcext:value-type="float">
            <text:p>3871</text:p>
          </table:table-cell>
          <table:table-cell office:value-type="float" office:value="3855" calcext:value-type="float">
            <text:p>3855</text:p>
          </table:table-cell>
          <table:table-cell table:style-name="ce10" office:value-type="float" office:value="3873" calcext:value-type="float">
            <text:p>3873</text:p>
          </table:table-cell>
          <table:table-cell table:style-name="ce10" office:value-type="float" office:value="3866" calcext:value-type="float">
            <text:p>3866</text:p>
          </table:table-cell>
          <table:table-cell table:style-name="ce10" office:value-type="float" office:value="3880" calcext:value-type="float">
            <text:p>3880</text:p>
          </table:table-cell>
          <table:table-cell table:style-name="ce10" office:value-type="float" office:value="3865" calcext:value-type="float">
            <text:p>3865</text:p>
          </table:table-cell>
          <table:table-cell table:style-name="ce10" office:value-type="float" office:value="3870" calcext:value-type="float">
            <text:p>3870</text:p>
          </table:table-cell>
          <table:table-cell table:style-name="ce10" office:value-type="float" office:value="3862" calcext:value-type="float">
            <text:p>3862</text:p>
          </table:table-cell>
          <table:table-cell table:style-name="ce10" office:value-type="float" office:value="3870" calcext:value-type="float">
            <text:p>3870</text:p>
          </table:table-cell>
          <table:table-cell table:style-name="ce10" office:value-type="float" office:value="3866" calcext:value-type="float">
            <text:p>3866</text:p>
          </table:table-cell>
          <table:table-cell table:style-name="ce18" table:formula="of:=AVERAGE([.B13:.L13])" office:value-type="float" office:value="3867.90909090909" calcext:value-type="float">
            <text:p>3868</text:p>
          </table:table-cell>
        </table:table-row>
        <table:table-row table:style-name="ro1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4" office:value-type="string" calcext:value-type="string">
            <text:p>Optimización con -O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>
            <text:p>popcount1 (lenguaje C – for)</text:p>
          </table:table-cell>
          <table:table-cell office:value-type="float" office:value="58936" calcext:value-type="float">
            <text:p>58936</text:p>
          </table:table-cell>
          <table:table-cell office:value-type="float" office:value="55534" calcext:value-type="float">
            <text:p>55534</text:p>
          </table:table-cell>
          <table:table-cell office:value-type="float" office:value="68341" calcext:value-type="float">
            <text:p>68341</text:p>
          </table:table-cell>
          <table:table-cell table:style-name="ce10" office:value-type="float" office:value="42253" calcext:value-type="float">
            <text:p>42253</text:p>
          </table:table-cell>
          <table:table-cell table:style-name="ce10" office:value-type="float" office:value="69306" calcext:value-type="float">
            <text:p>69306</text:p>
          </table:table-cell>
          <table:table-cell table:style-name="ce10" office:value-type="float" office:value="69118" calcext:value-type="float">
            <text:p>69118</text:p>
          </table:table-cell>
          <table:table-cell table:style-name="ce10" office:value-type="float" office:value="45043" calcext:value-type="float">
            <text:p>45043</text:p>
          </table:table-cell>
          <table:table-cell table:style-name="ce10" office:value-type="float" office:value="42329" calcext:value-type="float">
            <text:p>42329</text:p>
          </table:table-cell>
          <table:table-cell table:style-name="ce10" office:value-type="float" office:value="42502" calcext:value-type="float">
            <text:p>42502</text:p>
          </table:table-cell>
          <table:table-cell table:style-name="ce10" office:value-type="float" office:value="61942" calcext:value-type="float">
            <text:p>61942</text:p>
          </table:table-cell>
          <table:table-cell table:style-name="ce10" office:value-type="float" office:value="42243" calcext:value-type="float">
            <text:p>42243</text:p>
          </table:table-cell>
          <table:table-cell table:style-name="ce18" table:formula="of:=AVERAGE([.B16:.L16])" office:value-type="float" office:value="54322.4545454545" calcext:value-type="float">
            <text:p>54322</text:p>
          </table:table-cell>
        </table:table-row>
        <table:table-row table:style-name="ro1">
          <table:table-cell office:value-type="string" calcext:value-type="string">
            <text:p>popcount2 (lenguaje C – while)</text:p>
          </table:table-cell>
          <table:table-cell office:value-type="float" office:value="18965" calcext:value-type="float">
            <text:p>18965</text:p>
          </table:table-cell>
          <table:table-cell office:value-type="float" office:value="18830" calcext:value-type="float">
            <text:p>18830</text:p>
          </table:table-cell>
          <table:table-cell office:value-type="float" office:value="22635" calcext:value-type="float">
            <text:p>22635</text:p>
          </table:table-cell>
          <table:table-cell table:style-name="ce10" office:value-type="float" office:value="17127" calcext:value-type="float">
            <text:p>17127</text:p>
          </table:table-cell>
          <table:table-cell table:style-name="ce10" office:value-type="float" office:value="21512" calcext:value-type="float">
            <text:p>21512</text:p>
          </table:table-cell>
          <table:table-cell table:style-name="ce10" office:value-type="float" office:value="21504" calcext:value-type="float">
            <text:p>21504</text:p>
          </table:table-cell>
          <table:table-cell table:style-name="ce10" office:value-type="float" office:value="17220" calcext:value-type="float">
            <text:p>17220</text:p>
          </table:table-cell>
          <table:table-cell table:style-name="ce10" office:value-type="float" office:value="17158" calcext:value-type="float">
            <text:p>17158</text:p>
          </table:table-cell>
          <table:table-cell table:style-name="ce10" office:value-type="float" office:value="17144" calcext:value-type="float">
            <text:p>17144</text:p>
          </table:table-cell>
          <table:table-cell table:style-name="ce10" office:value-type="float" office:value="20047" calcext:value-type="float">
            <text:p>20047</text:p>
          </table:table-cell>
          <table:table-cell table:style-name="ce10" office:value-type="float" office:value="17134" calcext:value-type="float">
            <text:p>17134</text:p>
          </table:table-cell>
          <table:table-cell table:style-name="ce18" table:formula="of:=AVERAGE([.B17:.L17])" office:value-type="float" office:value="19025.0909090909" calcext:value-type="float">
            <text:p>19025</text:p>
          </table:table-cell>
        </table:table-row>
        <table:table-row table:style-name="ro1">
          <table:table-cell office:value-type="string" calcext:value-type="string">
            <text:p>popcount3 (ASM– cuerpo while)</text:p>
          </table:table-cell>
          <table:table-cell office:value-type="float" office:value="17037" calcext:value-type="float">
            <text:p>17037</text:p>
          </table:table-cell>
          <table:table-cell office:value-type="float" office:value="16997" calcext:value-type="float">
            <text:p>16997</text:p>
          </table:table-cell>
          <table:table-cell office:value-type="float" office:value="18677" calcext:value-type="float">
            <text:p>18677</text:p>
          </table:table-cell>
          <table:table-cell table:style-name="ce10" office:value-type="float" office:value="17045" calcext:value-type="float">
            <text:p>17045</text:p>
          </table:table-cell>
          <table:table-cell table:style-name="ce10" office:value-type="float" office:value="18940" calcext:value-type="float">
            <text:p>18940</text:p>
          </table:table-cell>
          <table:table-cell table:style-name="ce10" office:value-type="float" office:value="18960" calcext:value-type="float">
            <text:p>18960</text:p>
          </table:table-cell>
          <table:table-cell table:style-name="ce10" office:value-type="float" office:value="16812" calcext:value-type="float">
            <text:p>16812</text:p>
          </table:table-cell>
          <table:table-cell table:style-name="ce10" office:value-type="float" office:value="16712" calcext:value-type="float">
            <text:p>16712</text:p>
          </table:table-cell>
          <table:table-cell table:style-name="ce10" office:value-type="float" office:value="16687" calcext:value-type="float">
            <text:p>16687</text:p>
          </table:table-cell>
          <table:table-cell table:style-name="ce10" office:value-type="float" office:value="17867" calcext:value-type="float">
            <text:p>17867</text:p>
          </table:table-cell>
          <table:table-cell table:style-name="ce10" office:value-type="float" office:value="16699" calcext:value-type="float">
            <text:p>16699</text:p>
          </table:table-cell>
          <table:table-cell table:style-name="ce18" table:formula="of:=AVERAGE([.B18:.L18])" office:value-type="float" office:value="17493.9090909091" calcext:value-type="float">
            <text:p>17494</text:p>
          </table:table-cell>
        </table:table-row>
        <table:table-row table:style-name="ro1">
          <table:table-cell office:value-type="string" calcext:value-type="string">
            <text:p>popcount4 (l.CS:APP 3,49 – 8b)</text:p>
          </table:table-cell>
          <table:table-cell office:value-type="float" office:value="8161" calcext:value-type="float">
            <text:p>8161</text:p>
          </table:table-cell>
          <table:table-cell office:value-type="float" office:value="8023" calcext:value-type="float">
            <text:p>8023</text:p>
          </table:table-cell>
          <table:table-cell office:value-type="float" office:value="7893" calcext:value-type="float">
            <text:p>7893</text:p>
          </table:table-cell>
          <table:table-cell table:style-name="ce10" office:value-type="float" office:value="7925" calcext:value-type="float">
            <text:p>7925</text:p>
          </table:table-cell>
          <table:table-cell table:style-name="ce10" office:value-type="float" office:value="8521" calcext:value-type="float">
            <text:p>8521</text:p>
          </table:table-cell>
          <table:table-cell table:style-name="ce10" office:value-type="float" office:value="8682" calcext:value-type="float">
            <text:p>8682</text:p>
          </table:table-cell>
          <table:table-cell table:style-name="ce10" office:value-type="float" office:value="7796" calcext:value-type="float">
            <text:p>7796</text:p>
          </table:table-cell>
          <table:table-cell table:style-name="ce10" office:value-type="float" office:value="8119" calcext:value-type="float">
            <text:p>8119</text:p>
          </table:table-cell>
          <table:table-cell table:style-name="ce10" office:value-type="float" office:value="7788" calcext:value-type="float">
            <text:p>7788</text:p>
          </table:table-cell>
          <table:table-cell table:style-name="ce10" office:value-type="float" office:value="7869" calcext:value-type="float">
            <text:p>7869</text:p>
          </table:table-cell>
          <table:table-cell table:style-name="ce10" office:value-type="float" office:value="7941" calcext:value-type="float">
            <text:p>7941</text:p>
          </table:table-cell>
          <table:table-cell table:style-name="ce18" table:formula="of:=AVERAGE([.B19:.L19])" office:value-type="float" office:value="8065.27272727273" calcext:value-type="float">
            <text:p>8065</text:p>
          </table:table-cell>
        </table:table-row>
        <table:table-row table:style-name="ro1">
          <table:table-cell office:value-type="string" calcext:value-type="string">
            <text:p>popcount5 (asm SSE3)</text:p>
          </table:table-cell>
          <table:table-cell office:value-type="float" office:value="645" calcext:value-type="float">
            <text:p>645</text:p>
          </table:table-cell>
          <table:table-cell office:value-type="float" office:value="643" calcext:value-type="float">
            <text:p>643</text:p>
          </table:table-cell>
          <table:table-cell office:value-type="float" office:value="675" calcext:value-type="float">
            <text:p>675</text:p>
          </table:table-cell>
          <table:table-cell table:style-name="ce10" office:value-type="float" office:value="648" calcext:value-type="float">
            <text:p>648</text:p>
          </table:table-cell>
          <table:table-cell table:style-name="ce10" office:value-type="float" office:value="675" calcext:value-type="float">
            <text:p>675</text:p>
          </table:table-cell>
          <table:table-cell table:style-name="ce10" office:value-type="float" office:value="672" calcext:value-type="float">
            <text:p>672</text:p>
          </table:table-cell>
          <table:table-cell table:style-name="ce10" office:value-type="float" office:value="656" calcext:value-type="float">
            <text:p>656</text:p>
          </table:table-cell>
          <table:table-cell table:style-name="ce10" office:value-type="float" office:value="648" calcext:value-type="float">
            <text:p>648</text:p>
          </table:table-cell>
          <table:table-cell table:style-name="ce10" office:value-type="float" office:value="666" calcext:value-type="float">
            <text:p>666</text:p>
          </table:table-cell>
          <table:table-cell table:style-name="ce10" office:value-type="float" office:value="669" calcext:value-type="float">
            <text:p>669</text:p>
          </table:table-cell>
          <table:table-cell table:style-name="ce10" office:value-type="float" office:value="647" calcext:value-type="float">
            <text:p>647</text:p>
          </table:table-cell>
          <table:table-cell table:style-name="ce18" table:formula="of:=AVERAGE([.B20:.L20])" office:value-type="float" office:value="658.545454545455" calcext:value-type="float">
            <text:p>659</text:p>
          </table:table-cell>
        </table:table-row>
        <table:table-row table:style-name="ro1">
          <table:table-cell office:value-type="string" calcext:value-type="string">
            <text:p>popcount6 (asm SSE4 – 32b)</text:p>
          </table:table-cell>
          <table:table-cell office:value-type="float" office:value="931" calcext:value-type="float">
            <text:p>931</text:p>
          </table:table-cell>
          <table:table-cell office:value-type="float" office:value="925" calcext:value-type="float">
            <text:p>925</text:p>
          </table:table-cell>
          <table:table-cell office:value-type="float" office:value="965" calcext:value-type="float">
            <text:p>965</text:p>
          </table:table-cell>
          <table:table-cell table:style-name="ce10" office:value-type="float" office:value="952" calcext:value-type="float">
            <text:p>952</text:p>
          </table:table-cell>
          <table:table-cell table:style-name="ce10" office:value-type="float" office:value="959" calcext:value-type="float">
            <text:p>959</text:p>
          </table:table-cell>
          <table:table-cell table:style-name="ce10" office:value-type="float" office:value="986" calcext:value-type="float">
            <text:p>986</text:p>
          </table:table-cell>
          <table:table-cell table:style-name="ce10" office:value-type="float" office:value="941" calcext:value-type="float">
            <text:p>941</text:p>
          </table:table-cell>
          <table:table-cell table:style-name="ce10" office:value-type="float" office:value="957" calcext:value-type="float">
            <text:p>957</text:p>
          </table:table-cell>
          <table:table-cell table:style-name="ce10" office:value-type="float" office:value="942" calcext:value-type="float">
            <text:p>942</text:p>
          </table:table-cell>
          <table:table-cell table:style-name="ce10" office:value-type="float" office:value="945" calcext:value-type="float">
            <text:p>945</text:p>
          </table:table-cell>
          <table:table-cell table:style-name="ce10" office:value-type="float" office:value="934" calcext:value-type="float">
            <text:p>934</text:p>
          </table:table-cell>
          <table:table-cell table:style-name="ce18" table:formula="of:=AVERAGE([.B21:.L21])" office:value-type="float" office:value="948.818181818182" calcext:value-type="float">
            <text:p>949</text:p>
          </table:table-cell>
        </table:table-row>
        <table:table-row table:style-name="ro1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4" office:value-type="string" calcext:value-type="string">
            <text:p>Optimización con -O2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9"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>
            <text:p>popcount1 (lenguaje C – for)</text:p>
          </table:table-cell>
          <table:table-cell office:value-type="float" office:value="49385" calcext:value-type="float">
            <text:p>49385</text:p>
          </table:table-cell>
          <table:table-cell office:value-type="float" office:value="52650" calcext:value-type="float">
            <text:p>52650</text:p>
          </table:table-cell>
          <table:table-cell office:value-type="float" office:value="36218" calcext:value-type="float">
            <text:p>36218</text:p>
          </table:table-cell>
          <table:table-cell table:style-name="ce10" office:value-type="float" office:value="50129" calcext:value-type="float">
            <text:p>50129</text:p>
          </table:table-cell>
          <table:table-cell table:style-name="ce10" office:value-type="float" office:value="28535" calcext:value-type="float">
            <text:p>28535</text:p>
          </table:table-cell>
          <table:table-cell table:style-name="ce10" office:value-type="float" office:value="28561" calcext:value-type="float">
            <text:p>28561</text:p>
          </table:table-cell>
          <table:table-cell table:style-name="ce10" office:value-type="float" office:value="40783" calcext:value-type="float">
            <text:p>40783</text:p>
          </table:table-cell>
          <table:table-cell table:style-name="ce10" office:value-type="float" office:value="50163" calcext:value-type="float">
            <text:p>50163</text:p>
          </table:table-cell>
          <table:table-cell table:style-name="ce10" office:value-type="float" office:value="50106" calcext:value-type="float">
            <text:p>50106</text:p>
          </table:table-cell>
          <table:table-cell table:style-name="ce10" office:value-type="float" office:value="38306" calcext:value-type="float">
            <text:p>38306</text:p>
          </table:table-cell>
          <table:table-cell table:style-name="ce10" office:value-type="float" office:value="28658" calcext:value-type="float">
            <text:p>28658</text:p>
          </table:table-cell>
          <table:table-cell table:style-name="ce18" table:formula="of:=AVERAGE([.B24:.L24])" office:value-type="float" office:value="41226.7272727273" calcext:value-type="float">
            <text:p>41227</text:p>
          </table:table-cell>
        </table:table-row>
        <table:table-row table:style-name="ro1">
          <table:table-cell office:value-type="string" calcext:value-type="string">
            <text:p>popcount2 (lenguaje C – while)</text:p>
          </table:table-cell>
          <table:table-cell office:value-type="float" office:value="23457" calcext:value-type="float">
            <text:p>23457</text:p>
          </table:table-cell>
          <table:table-cell office:value-type="float" office:value="23739" calcext:value-type="float">
            <text:p>23739</text:p>
          </table:table-cell>
          <table:table-cell office:value-type="float" office:value="19076" calcext:value-type="float">
            <text:p>19076</text:p>
          </table:table-cell>
          <table:table-cell table:style-name="ce10" office:value-type="float" office:value="23840" calcext:value-type="float">
            <text:p>23840</text:p>
          </table:table-cell>
          <table:table-cell table:style-name="ce10" office:value-type="float" office:value="17180" calcext:value-type="float">
            <text:p>17180</text:p>
          </table:table-cell>
          <table:table-cell table:style-name="ce10" office:value-type="float" office:value="17127" calcext:value-type="float">
            <text:p>17127</text:p>
          </table:table-cell>
          <table:table-cell table:style-name="ce10" office:value-type="float" office:value="19789" calcext:value-type="float">
            <text:p>19789</text:p>
          </table:table-cell>
          <table:table-cell table:style-name="ce10" office:value-type="float" office:value="23823" calcext:value-type="float">
            <text:p>23823</text:p>
          </table:table-cell>
          <table:table-cell table:style-name="ce10" office:value-type="float" office:value="23777" calcext:value-type="float">
            <text:p>23777</text:p>
          </table:table-cell>
          <table:table-cell table:style-name="ce10" office:value-type="float" office:value="19850" calcext:value-type="float">
            <text:p>19850</text:p>
          </table:table-cell>
          <table:table-cell table:style-name="ce10" office:value-type="float" office:value="17193" calcext:value-type="float">
            <text:p>17193</text:p>
          </table:table-cell>
          <table:table-cell table:style-name="ce18" table:formula="of:=AVERAGE([.B25:.L25])" office:value-type="float" office:value="20804.6363636364" calcext:value-type="float">
            <text:p>20805</text:p>
          </table:table-cell>
        </table:table-row>
        <table:table-row table:style-name="ro1">
          <table:table-cell office:value-type="string" calcext:value-type="string">
            <text:p>popcount3 (ASM– cuerpo while)</text:p>
          </table:table-cell>
          <table:table-cell office:value-type="float" office:value="20317" calcext:value-type="float">
            <text:p>20317</text:p>
          </table:table-cell>
          <table:table-cell office:value-type="float" office:value="20481" calcext:value-type="float">
            <text:p>20481</text:p>
          </table:table-cell>
          <table:table-cell office:value-type="float" office:value="17105" calcext:value-type="float">
            <text:p>17105</text:p>
          </table:table-cell>
          <table:table-cell table:style-name="ce10" office:value-type="float" office:value="20538" calcext:value-type="float">
            <text:p>20538</text:p>
          </table:table-cell>
          <table:table-cell table:style-name="ce10" office:value-type="float" office:value="16689" calcext:value-type="float">
            <text:p>16689</text:p>
          </table:table-cell>
          <table:table-cell table:style-name="ce10" office:value-type="float" office:value="16683" calcext:value-type="float">
            <text:p>16683</text:p>
          </table:table-cell>
          <table:table-cell table:style-name="ce10" office:value-type="float" office:value="17724" calcext:value-type="float">
            <text:p>17724</text:p>
          </table:table-cell>
          <table:table-cell table:style-name="ce10" office:value-type="float" office:value="20530" calcext:value-type="float">
            <text:p>20530</text:p>
          </table:table-cell>
          <table:table-cell table:style-name="ce10" office:value-type="float" office:value="20566" calcext:value-type="float">
            <text:p>20566</text:p>
          </table:table-cell>
          <table:table-cell table:style-name="ce10" office:value-type="float" office:value="17865" calcext:value-type="float">
            <text:p>17865</text:p>
          </table:table-cell>
          <table:table-cell table:style-name="ce10" office:value-type="float" office:value="16767" calcext:value-type="float">
            <text:p>16767</text:p>
          </table:table-cell>
          <table:table-cell table:style-name="ce18" table:formula="of:=AVERAGE([.B26:.L26])" office:value-type="float" office:value="18660.4545454545" calcext:value-type="float">
            <text:p>18660</text:p>
          </table:table-cell>
        </table:table-row>
        <table:table-row table:style-name="ro1">
          <table:table-cell office:value-type="string" calcext:value-type="string">
            <text:p>popcount4 (l.CS:APP 3,49 – 8b)</text:p>
          </table:table-cell>
          <table:table-cell office:value-type="float" office:value="12594" calcext:value-type="float">
            <text:p>12594</text:p>
          </table:table-cell>
          <table:table-cell office:value-type="float" office:value="12522" calcext:value-type="float">
            <text:p>12522</text:p>
          </table:table-cell>
          <table:table-cell office:value-type="float" office:value="11133" calcext:value-type="float">
            <text:p>11133</text:p>
          </table:table-cell>
          <table:table-cell table:style-name="ce10" office:value-type="float" office:value="12698" calcext:value-type="float">
            <text:p>12698</text:p>
          </table:table-cell>
          <table:table-cell table:style-name="ce10" office:value-type="float" office:value="11066" calcext:value-type="float">
            <text:p>11066</text:p>
          </table:table-cell>
          <table:table-cell table:style-name="ce10" office:value-type="float" office:value="11128" calcext:value-type="float">
            <text:p>11128</text:p>
          </table:table-cell>
          <table:table-cell table:style-name="ce10" office:value-type="float" office:value="11231" calcext:value-type="float">
            <text:p>11231</text:p>
          </table:table-cell>
          <table:table-cell table:style-name="ce10" office:value-type="float" office:value="14315" calcext:value-type="float">
            <text:p>14315</text:p>
          </table:table-cell>
          <table:table-cell table:style-name="ce10" office:value-type="float" office:value="12630" calcext:value-type="float">
            <text:p>12630</text:p>
          </table:table-cell>
          <table:table-cell table:style-name="ce10" office:value-type="float" office:value="11339" calcext:value-type="float">
            <text:p>11339</text:p>
          </table:table-cell>
          <table:table-cell table:style-name="ce10" office:value-type="float" office:value="11371" calcext:value-type="float">
            <text:p>11371</text:p>
          </table:table-cell>
          <table:table-cell table:style-name="ce18" table:formula="of:=AVERAGE([.B27:.L27])" office:value-type="float" office:value="12002.4545454545" calcext:value-type="float">
            <text:p>12002</text:p>
          </table:table-cell>
        </table:table-row>
        <table:table-row table:style-name="ro1">
          <table:table-cell office:value-type="string" calcext:value-type="string">
            <text:p>popcount5 (asm SSE3)</text:p>
          </table:table-cell>
          <table:table-cell office:value-type="float" office:value="664" calcext:value-type="float">
            <text:p>664</text:p>
          </table:table-cell>
          <table:table-cell office:value-type="float" office:value="662" calcext:value-type="float">
            <text:p>662</text:p>
          </table:table-cell>
          <table:table-cell office:value-type="float" office:value="603" calcext:value-type="float">
            <text:p>603</text:p>
          </table:table-cell>
          <table:table-cell table:style-name="ce10" office:value-type="float" office:value="659" calcext:value-type="float">
            <text:p>659</text:p>
          </table:table-cell>
          <table:table-cell table:style-name="ce10" office:value-type="float" office:value="610" calcext:value-type="float">
            <text:p>610</text:p>
          </table:table-cell>
          <table:table-cell table:style-name="ce10" office:value-type="float" office:value="602" calcext:value-type="float">
            <text:p>602</text:p>
          </table:table-cell>
          <table:table-cell table:style-name="ce10" office:value-type="float" office:value="612" calcext:value-type="float">
            <text:p>612</text:p>
          </table:table-cell>
          <table:table-cell table:style-name="ce10" office:value-type="float" office:value="666" calcext:value-type="float">
            <text:p>666</text:p>
          </table:table-cell>
          <table:table-cell table:style-name="ce10" office:value-type="float" office:value="667" calcext:value-type="float">
            <text:p>667</text:p>
          </table:table-cell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606" calcext:value-type="float">
            <text:p>606</text:p>
          </table:table-cell>
          <table:table-cell table:style-name="ce18" table:formula="of:=AVERAGE([.B28:.L28])" office:value-type="float" office:value="633.272727272727" calcext:value-type="float">
            <text:p>633</text:p>
          </table:table-cell>
        </table:table-row>
        <table:table-row table:style-name="ro1">
          <table:table-cell office:value-type="string" calcext:value-type="string">
            <text:p>popcount6 (asm SSE4 – 32b)</text:p>
          </table:table-cell>
          <table:table-cell office:value-type="float" office:value="1031" calcext:value-type="float">
            <text:p>1031</text:p>
          </table:table-cell>
          <table:table-cell office:value-type="float" office:value="1016" calcext:value-type="float">
            <text:p>1016</text:p>
          </table:table-cell>
          <table:table-cell office:value-type="float" office:value="961" calcext:value-type="float">
            <text:p>961</text:p>
          </table:table-cell>
          <table:table-cell table:style-name="ce10" office:value-type="float" office:value="1020" calcext:value-type="float">
            <text:p>1020</text:p>
          </table:table-cell>
          <table:table-cell table:style-name="ce10" office:value-type="float" office:value="942" calcext:value-type="float">
            <text:p>942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1025" calcext:value-type="float">
            <text:p>1025</text:p>
          </table:table-cell>
          <table:table-cell table:style-name="ce10" office:value-type="float" office:value="1020" calcext:value-type="float">
            <text:p>1020</text:p>
          </table:table-cell>
          <table:table-cell table:style-name="ce10" office:value-type="float" office:value="945" calcext:value-type="float">
            <text:p>945</text:p>
          </table:table-cell>
          <table:table-cell table:style-name="ce10" office:value-type="float" office:value="967" calcext:value-type="float">
            <text:p>967</text:p>
          </table:table-cell>
          <table:table-cell table:style-name="ce18" table:formula="of:=AVERAGE([.B29:.L29])" office:value-type="float" office:value="986.454545454546" calcext:value-type="float">
            <text:p>986</text:p>
          </table:table-cell>
        </table:table-row>
        <table:table-row table:style-name="ro1" table:number-rows-repeated="9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6" office:value-type="string" calcext:value-type="string">
            <text:p>POPCOUNT:</text:p>
          </table:table-cell>
          <table:table-cell table:style-name="ce11" office:value-type="string" calcext:value-type="string">
            <text:p>Opt -O0</text:p>
          </table:table-cell>
          <table:table-cell table:style-name="ce11" office:value-type="string" calcext:value-type="string">
            <text:p>Opt -O1</text:p>
          </table:table-cell>
          <table:table-cell table:style-name="ce16" office:value-type="string" calcext:value-type="string">
            <text:p>Opt -O2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popcount1 (lenguaje C – for)</text:p>
          </table:table-cell>
          <table:table-cell table:style-name="ce12" office:value-type="float" office:value="119730.636363636" calcext:value-type="float">
            <text:p>119731</text:p>
          </table:table-cell>
          <table:table-cell table:style-name="ce12" office:value-type="float" office:value="54322.4545454545" calcext:value-type="float">
            <text:p>54322</text:p>
          </table:table-cell>
          <table:table-cell table:style-name="ce12" office:value-type="float" office:value="41226.7272727273" calcext:value-type="float">
            <text:p>41227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popcount2 (lenguaje C – while)</text:p>
          </table:table-cell>
          <table:table-cell table:style-name="ce12" office:value-type="float" office:value="58066.9090909091" calcext:value-type="float">
            <text:p>58067</text:p>
          </table:table-cell>
          <table:table-cell table:style-name="ce12" office:value-type="float" office:value="19025.0909090909" calcext:value-type="float">
            <text:p>19025</text:p>
          </table:table-cell>
          <table:table-cell table:style-name="ce12" office:value-type="float" office:value="20804.6363636364" calcext:value-type="float">
            <text:p>20805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popcount3 (ASM– cuerpo while)</text:p>
          </table:table-cell>
          <table:table-cell table:style-name="ce12" office:value-type="float" office:value="17162" calcext:value-type="float">
            <text:p>17162</text:p>
          </table:table-cell>
          <table:table-cell table:style-name="ce12" office:value-type="float" office:value="17493.9090909091" calcext:value-type="float">
            <text:p>17494</text:p>
          </table:table-cell>
          <table:table-cell table:style-name="ce12" office:value-type="float" office:value="18660.4545454545" calcext:value-type="float">
            <text:p>18660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popcount4 (l.CS:APP 3,49 – 8b)</text:p>
          </table:table-cell>
          <table:table-cell table:style-name="ce12" office:value-type="float" office:value="29409.4545454545" calcext:value-type="float">
            <text:p>29409</text:p>
          </table:table-cell>
          <table:table-cell table:style-name="ce12" office:value-type="float" office:value="8065.27272727273" calcext:value-type="float">
            <text:p>8065</text:p>
          </table:table-cell>
          <table:table-cell table:style-name="ce12" office:value-type="float" office:value="12002.4545454545" calcext:value-type="float">
            <text:p>12002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popcount5 (asm SSE3)</text:p>
          </table:table-cell>
          <table:table-cell table:style-name="ce12" office:value-type="float" office:value="1327.63636363636" calcext:value-type="float">
            <text:p>1328</text:p>
          </table:table-cell>
          <table:table-cell table:style-name="ce12" office:value-type="float" office:value="658.545454545455" calcext:value-type="float">
            <text:p>659</text:p>
          </table:table-cell>
          <table:table-cell table:style-name="ce12" office:value-type="float" office:value="633.272727272727" calcext:value-type="float">
            <text:p>633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popcount6 (asm SSE4 – 32b)</text:p>
          </table:table-cell>
          <table:table-cell table:style-name="ce12" office:value-type="float" office:value="3867.90909090909" calcext:value-type="float">
            <text:p>3868</text:p>
          </table:table-cell>
          <table:table-cell table:style-name="ce12" office:value-type="float" office:value="948.818181818182" calcext:value-type="float">
            <text:p>949</text:p>
          </table:table-cell>
          <table:table-cell table:style-name="ce12" office:value-type="float" office:value="986.454545454546" calcext:value-type="float">
            <text:p>98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9:07:32.688644251</meta:creation-date>
    <meta:generator>LibreOffice/5.1.6.2.0$Linux_X86_64 LibreOffice_project/10m0$Build-2</meta:generator>
    <dc:date>2016-11-16T02:08:57.943339822</dc:date>
    <meta:editing-duration>PT2H14M13S</meta:editing-duration>
    <meta:editing-cycles>26</meta:editing-cycles>
    <meta:document-statistic meta:table-count="1" meta:cell-count="3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404cm" svg:height="13.088cm" xlink:href=".." xlink:type="simple" chart:class="chart:bar" chart:row-mapping="5 4 3 2 1 0" chart:style-name="ch1">
        <chart:legend chart:legend-position="end" svg:x="13.754cm" svg:y="5cm" style:legend-expansion="high" chart:style-name="ch2"/>
        <chart:plot-area chart:style-name="ch3" table:cell-range-address="Hoja1.A39:Hoja1.D45" chart:data-source-has-labels="both" svg:x="0.388cm" svg:y="0.261cm" svg:width="12.978cm" svg:height="12.566cm" dr3d:transform="matrix (0.988124401802627 -0.0293445563255052 -0.150827927043568 0.0441150952209302 0.994447906665364 0.0955364815268112 0.147187040651848 -0.101055717022511 0.983932780794104 0cm 0cm 0cm)" dr3d:vrp="(17993.0031805171 10480.2255964449 25094.6954579973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1.75cm" svg:y="0.386cm" svg:width="11.616cm" svg:height="11.67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39:Hoja1.D3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Hoja1.B45:Hoja1.D45" chart:label-cell-address="Hoja1.A45:Hoja1.A45" chart:class="chart:bar">
            <chart:data-point chart:repeated="3"/>
          </chart:series>
          <chart:series chart:style-name="ch9" chart:values-cell-range-address="Hoja1.B44:Hoja1.D44" chart:label-cell-address="Hoja1.A44:Hoja1.A44" chart:class="chart:bar">
            <chart:data-point chart:repeated="3"/>
          </chart:series>
          <chart:series chart:style-name="ch10" chart:values-cell-range-address="Hoja1.B43:Hoja1.D43" chart:label-cell-address="Hoja1.A43:Hoja1.A43" chart:class="chart:bar">
            <chart:data-point chart:repeated="3"/>
          </chart:series>
          <chart:series chart:style-name="ch11" chart:values-cell-range-address="Hoja1.B42:Hoja1.D42" chart:label-cell-address="Hoja1.A42:Hoja1.A42" chart:class="chart:bar">
            <chart:data-point chart:repeated="3"/>
          </chart:series>
          <chart:series chart:style-name="ch12" chart:values-cell-range-address="Hoja1.B41:Hoja1.D41" chart:label-cell-address="Hoja1.A41:Hoja1.A41" chart:class="chart:bar">
            <chart:data-point chart:repeated="3"/>
          </chart:series>
          <chart:series chart:style-name="ch13" chart:values-cell-range-address="Hoja1.B40:Hoja1.D40" chart:label-cell-address="Hoja1.A40:Hoja1.A40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 -O0</text:p>
                <draw:g>
                  <svg:desc>Hoja1.B39:Hoja1.D39</svg:desc>
                </draw:g>
              </table:table-cell>
              <table:table-cell office:value-type="string">
                <text:p>Opt -O1</text:p>
              </table:table-cell>
              <table:table-cell office:value-type="string">
                <text:p>Opt -O2</text:p>
              </table:table-cell>
            </table:table-row>
          </table:table-header-rows>
          <table:table-rows>
            <table:table-row>
              <table:table-cell office:value-type="string">
                <text:p>popcount6 (asm SSE4 – 32b)</text:p>
                <draw:g>
                  <svg:desc>Hoja1.A45:Hoja1.A45</svg:desc>
                </draw:g>
              </table:table-cell>
              <table:table-cell office:value-type="float" office:value="3867.90909090909">
                <text:p>3867.90909090909</text:p>
                <draw:g>
                  <svg:desc>Hoja1.B45:Hoja1.D45</svg:desc>
                </draw:g>
              </table:table-cell>
              <table:table-cell office:value-type="float" office:value="948.818181818182">
                <text:p>948.818181818182</text:p>
              </table:table-cell>
              <table:table-cell office:value-type="float" office:value="986.454545454546">
                <text:p>986.454545454546</text:p>
              </table:table-cell>
            </table:table-row>
            <table:table-row>
              <table:table-cell office:value-type="string">
                <text:p>popcount5 (asm SSE3)</text:p>
                <draw:g>
                  <svg:desc>Hoja1.A44:Hoja1.A44</svg:desc>
                </draw:g>
              </table:table-cell>
              <table:table-cell office:value-type="float" office:value="1327.63636363636">
                <text:p>1327.63636363636</text:p>
                <draw:g>
                  <svg:desc>Hoja1.B44:Hoja1.D44</svg:desc>
                </draw:g>
              </table:table-cell>
              <table:table-cell office:value-type="float" office:value="658.545454545455">
                <text:p>658.545454545455</text:p>
              </table:table-cell>
              <table:table-cell office:value-type="float" office:value="633.272727272727">
                <text:p>633.272727272727</text:p>
              </table:table-cell>
            </table:table-row>
            <table:table-row>
              <table:table-cell office:value-type="string">
                <text:p>popcount4 (l.CS:APP 3,49 – 8b)</text:p>
                <draw:g>
                  <svg:desc>Hoja1.A43:Hoja1.A43</svg:desc>
                </draw:g>
              </table:table-cell>
              <table:table-cell office:value-type="float" office:value="29409.4545454545">
                <text:p>29409.4545454545</text:p>
                <draw:g>
                  <svg:desc>Hoja1.B43:Hoja1.D43</svg:desc>
                </draw:g>
              </table:table-cell>
              <table:table-cell office:value-type="float" office:value="8065.27272727273">
                <text:p>8065.27272727273</text:p>
              </table:table-cell>
              <table:table-cell office:value-type="float" office:value="12002.4545454545">
                <text:p>12002.4545454545</text:p>
              </table:table-cell>
            </table:table-row>
            <table:table-row>
              <table:table-cell office:value-type="string">
                <text:p>popcount3 (ASM– cuerpo while)</text:p>
                <draw:g>
                  <svg:desc>Hoja1.A42:Hoja1.A42</svg:desc>
                </draw:g>
              </table:table-cell>
              <table:table-cell office:value-type="float" office:value="17162">
                <text:p>17162</text:p>
                <draw:g>
                  <svg:desc>Hoja1.B42:Hoja1.D42</svg:desc>
                </draw:g>
              </table:table-cell>
              <table:table-cell office:value-type="float" office:value="17493.9090909091">
                <text:p>17493.9090909091</text:p>
              </table:table-cell>
              <table:table-cell office:value-type="float" office:value="18660.4545454545">
                <text:p>18660.4545454545</text:p>
              </table:table-cell>
            </table:table-row>
            <table:table-row>
              <table:table-cell office:value-type="string">
                <text:p>popcount2 (lenguaje C – while)</text:p>
                <draw:g>
                  <svg:desc>Hoja1.A41:Hoja1.A41</svg:desc>
                </draw:g>
              </table:table-cell>
              <table:table-cell office:value-type="float" office:value="58066.9090909091">
                <text:p>58066.9090909091</text:p>
                <draw:g>
                  <svg:desc>Hoja1.B41:Hoja1.D41</svg:desc>
                </draw:g>
              </table:table-cell>
              <table:table-cell office:value-type="float" office:value="19025.0909090909">
                <text:p>19025.0909090909</text:p>
              </table:table-cell>
              <table:table-cell office:value-type="float" office:value="20804.6363636364">
                <text:p>20804.6363636364</text:p>
              </table:table-cell>
            </table:table-row>
            <table:table-row>
              <table:table-cell office:value-type="string">
                <text:p>popcount1 (lenguaje C – for)</text:p>
                <draw:g>
                  <svg:desc>Hoja1.A40:Hoja1.A40</svg:desc>
                </draw:g>
              </table:table-cell>
              <table:table-cell office:value-type="float" office:value="119730.636363636">
                <text:p>119730.636363636</text:p>
                <draw:g>
                  <svg:desc>Hoja1.B40:Hoja1.D40</svg:desc>
                </draw:g>
              </table:table-cell>
              <table:table-cell office:value-type="float" office:value="54322.4545454545">
                <text:p>54322.4545454545</text:p>
              </table:table-cell>
              <table:table-cell office:value-type="float" office:value="41226.7272727273">
                <text:p>41226.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104cm" svg:height="12.89cm" xlink:href=".." xlink:type="simple" chart:class="chart:bar" chart:row-mapping="2 1 0" chart:style-name="ch1">
        <chart:legend chart:legend-position="end" svg:x="16.454cm" svg:y="5.648cm" style:legend-expansion="high" chart:style-name="ch2"/>
        <chart:plot-area chart:style-name="ch3" table:cell-range-address="Hoja1.B39:Hoja1.D39 Hoja1.A43:Hoja1.D45" chart:data-source-has-labels="both" svg:x="0.442cm" svg:y="0.257cm" svg:width="15.57cm" svg:height="12.376cm" dr3d:transform="matrix (0.999938434755331 0.00211911312030726 0.0108920181161151 -0.00435027208431246 0.977879768467807 0.209122532392233 -0.0102079298513895 -0.209157040954713 0.977828783779255 0cm 0cm 0cm)" dr3d:vrp="(17993.0031805171 10480.2255964449 25094.6954579973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1.819cm" svg:y="0.257cm" svg:width="13.993cm" svg:height="11.73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39:Hoja1.D3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Hoja1.B45:Hoja1.D45" chart:label-cell-address="Hoja1.A45:Hoja1.A45" chart:class="chart:bar">
            <chart:data-point chart:repeated="3"/>
          </chart:series>
          <chart:series chart:style-name="ch9" chart:values-cell-range-address="Hoja1.B44:Hoja1.D44" chart:label-cell-address="Hoja1.A44:Hoja1.A44" chart:class="chart:bar">
            <chart:data-point chart:repeated="3"/>
          </chart:series>
          <chart:series chart:style-name="ch10" chart:values-cell-range-address="Hoja1.B43:Hoja1.D43" chart:label-cell-address="Hoja1.A43:Hoja1.A4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 -O0</text:p>
                <draw:g>
                  <svg:desc>Hoja1.B39:Hoja1.D39</svg:desc>
                </draw:g>
              </table:table-cell>
              <table:table-cell office:value-type="string">
                <text:p>Opt -O1</text:p>
              </table:table-cell>
              <table:table-cell office:value-type="string">
                <text:p>Opt -O2</text:p>
              </table:table-cell>
            </table:table-row>
          </table:table-header-rows>
          <table:table-rows>
            <table:table-row>
              <table:table-cell office:value-type="string">
                <text:p>popcount6 (asm SSE4 – 32b)</text:p>
                <draw:g>
                  <svg:desc>Hoja1.A45:Hoja1.A45</svg:desc>
                </draw:g>
              </table:table-cell>
              <table:table-cell office:value-type="float" office:value="3867.90909090909">
                <text:p>3867.90909090909</text:p>
                <draw:g>
                  <svg:desc>Hoja1.B45:Hoja1.D45</svg:desc>
                </draw:g>
              </table:table-cell>
              <table:table-cell office:value-type="float" office:value="948.818181818182">
                <text:p>948.818181818182</text:p>
              </table:table-cell>
              <table:table-cell office:value-type="float" office:value="986.454545454546">
                <text:p>986.454545454546</text:p>
              </table:table-cell>
            </table:table-row>
            <table:table-row>
              <table:table-cell office:value-type="string">
                <text:p>popcount5 (asm SSE3)</text:p>
                <draw:g>
                  <svg:desc>Hoja1.A44:Hoja1.A44</svg:desc>
                </draw:g>
              </table:table-cell>
              <table:table-cell office:value-type="float" office:value="1327.63636363636">
                <text:p>1327.63636363636</text:p>
                <draw:g>
                  <svg:desc>Hoja1.B44:Hoja1.D44</svg:desc>
                </draw:g>
              </table:table-cell>
              <table:table-cell office:value-type="float" office:value="658.545454545455">
                <text:p>658.545454545455</text:p>
              </table:table-cell>
              <table:table-cell office:value-type="float" office:value="633.272727272727">
                <text:p>633.272727272727</text:p>
              </table:table-cell>
            </table:table-row>
            <table:table-row>
              <table:table-cell office:value-type="string">
                <text:p>popcount4 (l.CS:APP 3,49 – 8b)</text:p>
                <draw:g>
                  <svg:desc>Hoja1.A43:Hoja1.A43</svg:desc>
                </draw:g>
              </table:table-cell>
              <table:table-cell office:value-type="float" office:value="29409.4545454545">
                <text:p>29409.4545454545</text:p>
                <draw:g>
                  <svg:desc>Hoja1.B43:Hoja1.D43</svg:desc>
                </draw:g>
              </table:table-cell>
              <table:table-cell office:value-type="float" office:value="8065.27272727273">
                <text:p>8065.27272727273</text:p>
              </table:table-cell>
              <table:table-cell office:value-type="float" office:value="12002.4545454545">
                <text:p>12002.45454545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